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" svg:font-family="Time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" fo:font-size="16pt" fo:font-weight="normal" style:font-size-asian="16pt" style:font-weight-asian="normal" style:font-size-complex="16pt" style:font-weight-complex="normal"/>
    </style:style>
    <style:style style:name="P2" style:family="paragraph" style:parent-style-name="Text_20_body">
      <style:paragraph-properties fo:margin-left="0in" fo:margin-right="0in" fo:margin-top="0in" fo:margin-bottom="0in" fo:text-align="start" style:justify-single-word="false" fo:text-indent="0in" style:auto-text-indent="false"/>
      <style:text-properties fo:font-variant="normal" fo:text-transform="none" fo:color="#000000" style:font-name="Courier" fo:font-size="16pt" fo:letter-spacing="normal" fo:font-style="normal" fo:font-weight="normal" style:font-size-asian="16pt" style:font-weight-asian="normal" style:font-size-complex="16pt" style:font-weight-complex="normal"/>
    </style:style>
    <style:style style:name="P3" style:family="paragraph" style:parent-style-name="Text_20_body">
      <style:paragraph-properties fo:margin-left="0in" fo:margin-right="0in" fo:margin-top="0in" fo:margin-bottom="0in" fo:text-align="start" style:justify-single-word="false" fo:text-indent="0in" style:auto-text-indent="false"/>
      <style:text-properties fo:font-variant="normal" fo:text-transform="none" fo:color="#000000" style:font-name="Courier" fo:font-size="16pt" fo:letter-spacing="normal" fo:font-style="italic" fo:font-weight="normal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margin-left="0in" fo:margin-right="0in" fo:margin-top="0in" fo:margin-bottom="0in" fo:text-align="start" style:justify-single-word="false" fo:text-indent="0in" style:auto-text-indent="false"/>
      <style:text-properties fo:font-variant="normal" fo:text-transform="none" fo:color="#000000" style:font-name="Courier" fo:font-size="20pt" fo:letter-spacing="normal" fo:font-style="normal" fo:font-weight="normal" style:font-size-asian="20pt" style:font-weight-asian="normal" style:font-size-complex="2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y Redeemer</text:p>
      <text:p text:style-name="P2"/>
      <text:p text:style-name="P2">I will sing of my Redeemer,<text:line-break/>And His wondrous love to me;<text:line-break/>On the cruel cross He suffered,<text:line-break/>From the curse to set me free.</text:p>
      <text:p text:style-name="P2"/>
      <text:p text:style-name="P3">Refrain</text:p>
      <text:p text:style-name="P3">Sing, oh sing, of my Redeemer,<text:line-break/>With His blood, He purchased me.<text:line-break/>On the cross, He sealed my pardon,<text:line-break/>Paid the debt, and made me free.</text:p>
      <text:p text:style-name="P3"/>
      <text:p text:style-name="P2">I will tell the wondrous story,<text:line-break/>How my lost estate to save,<text:line-break/>In His boundless love and mercy,<text:line-break/>He the ransom freely gave.</text:p>
      <text:p text:style-name="P3">Refrain</text:p>
      <text:p text:style-name="P3"/>
      <text:p text:style-name="P2">I will praise my dear Redeemer,<text:line-break/>His triumphant power I’ll tell,<text:line-break/>How the victory He giveth<text:line-break/>Over sin, and death, and hell.</text:p>
      <text:p text:style-name="P3">Refrain</text:p>
      <text:p text:style-name="P3"/>
      <text:p text:style-name="P2">I will sing of my Redeemer,<text:line-break/>And His heav’nly love to me;<text:line-break/>He from death to life hath brought me,<text:line-break/>Son of God with Him to be.</text:p>
      <text:p text:style-name="P3">Refrain</text:p>
      <text:p text:style-name="P1"/>
      <text:p text:style-name="P1"/>
      <text:p text:style-name="P1">Philip P. Bli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" svg:font-family="Time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nk Warren</meta:initial-creator>
    <meta:creation-date>2015-02-28T11:57:38</meta:creation-date>
    <meta:document-statistic meta:table-count="0" meta:image-count="0" meta:object-count="0" meta:page-count="1" meta:paragraph-count="11" meta:word-count="132" meta:character-count="665"/>
    <dc:date>2015-02-28T12:03:43</dc:date>
    <dc:creator>Hank Warren</dc:creator>
    <meta:editing-duration>PT6M11S</meta:editing-duration>
    <meta:editing-cycles>1</meta:editing-cycles>
    <meta:generator>OpenOffice.org/3.3$Unix OpenOffice.org_project/330m20$Build-9567</meta:generator>
  </office:meta>
</office:document-meta>
</file>